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2.499cm" fo:margin-right="0cm" fo:text-indent="0cm" style:auto-text-indent="false">
        <style:tab-stops/>
      </style:paragraph-properties>
    </style:style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2">
      <style:paragraph-properties fo:margin-left="0cm" fo:margin-right="0cm" fo:text-indent="0cm" style:auto-text-indent="false"/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a">
        <style:list-level-properties text:space-before="1.27cm" text:min-label-width="0.635cm"/>
      </text:list-level-style-number>
      <text:list-level-style-number text:level="3" text:style-name="Numbering_20_Symbols" style:num-suffix="." style:num-format="I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vanced numbering, Font Times new roman </text:p>
      <text:p text:style-name="Standard"/>
      <text:list xml:id="list8763535560574630409" text:style-name="L1">
        <text:list-item>
          <text:p text:style-name="P3">one </text:p>
          <text:list>
            <text:list-item>
              <text:p text:style-name="P3">one one </text:p>
            </text:list-item>
            <text:list-item>
              <text:p text:style-name="P3">Long line long line long line long line long line long line long line long line long line long line long line </text:p>
            </text:list-item>
          </text:list>
        </text:list-item>
        <text:list-item>
          <text:p text:style-name="P3">two</text:p>
          <text:list>
            <text:list-item>
              <text:p text:style-name="P3">two one</text:p>
              <text:list>
                <text:list-item>
                  <text:p text:style-name="P3">two one one</text:p>
                </text:list-item>
              </text:list>
            </text:list-item>
            <text:list-item>
              <text:p text:style-name="P3">two two</text:p>
            </text:list-item>
          </text:list>
        </text:list-item>
      </text:list>
      <text:p text:style-name="Standard">One line without numbering</text:p>
      <text:list xml:id="list102056745947809" text:continue-numbering="true" text:style-name="L1">
        <text:list-item>
          <text:list>
            <text:list-item>
              <text:p text:style-name="P3">two three</text:p>
            </text:list-item>
          </text:list>
        </text:list-item>
      </text:list>
      <text:p text:style-name="P2">First line without numbering (indent 2,5cm)</text:p>
      <text:p text:style-name="P2">Second line without numbering</text:p>
      <text:list xml:id="list102056473064681" text:continue-numbering="true" text:style-name="L1">
        <text:list-item>
          <text:list>
            <text:list-item>
              <text:p text:style-name="P3">two two</text:p>
            </text:list-item>
          </text:list>
        </text:list-item>
        <text:list-item>
          <text:p text:style-name="P3">three</text:p>
          <text:list>
            <text:list-item>
              <text:p text:style-name="P3">three one</text:p>
            </text:list-item>
          </text:list>
        </text:list-item>
      </text:list>
      <text:p text:style-name="P1"/>
      <text:p text:style-name="P1">Second numbering - custom (number, letter, roman):</text:p>
      <text:list xml:id="list7351999053172053834" text:style-name="L2">
        <text:list-item>
          <text:p text:style-name="P6">one</text:p>
          <text:list>
            <text:list-item>
              <text:p text:style-name="P6">one one</text:p>
              <text:list>
                <text:list-item>
                  <text:p text:style-name="P6">one two one</text:p>
                </text:list-item>
                <text:list-item>
                  <text:p text:style-name="P6">one two two</text:p>
                </text:list-item>
              </text:list>
            </text:list-item>
            <text:list-item>
              <text:p text:style-name="P6">one two</text:p>
            </text:list-item>
          </text:list>
        </text:list-item>
        <text:list-item>
          <text:p text:style-name="P6">two</text:p>
          <text:list>
            <text:list-item>
              <text:p text:style-name="P6">two one</text:p>
              <text:list>
                <text:list-item>
                  <text:p text:style-name="P6">two one on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3T15:55:29</meta:creation-date>
    <dc:date>2013-11-06T10:20:55.678995816</dc:date>
    <dc:creator>milos </dc:creator>
    <meta:editing-duration>PT2M25S</meta:editing-duration>
    <meta:editing-cycles>9</meta:editing-cycles>
    <meta:generator>LibreOfficeDev/4.2.0.0.alpha0$Linux_X86_64 LibreOffice_project/38a3edb2bea08939234300b53cdf6ab4222847e1</meta:generator>
    <meta:document-statistic meta:table-count="0" meta:image-count="0" meta:object-count="0" meta:page-count="1" meta:paragraph-count="24" meta:word-count="103" meta:character-count="468" meta:non-whitespace-character-count="404"/>
  </office:meta>
</office:document-meta>
</file>